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0.96pt"/>
    </style:style>
    <style:style style:name="co2" style:family="table-column">
      <style:table-column-properties fo:break-before="auto" style:column-width="160.5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5" table:default-cell-style-name="Default"/>
        <table:table-column table:style-name="co3" table:default-cell-style-name="ce1"/>
        <table:table-row table:style-name="ro1">
          <table:table-cell table:style-name="ce1" office:value-type="string" calcext:value-type="string">
            <text:p>Item Type</text:p>
          </table:table-cell>
          <table:table-cell office:value-type="string" calcext:value-type="string">
            <text:p>Item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Quantity</text:p>
          </table:table-cell>
          <table:table-cell/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Goggles</text:p>
          </table:table-cell>
          <table:table-cell table:style-name="ce2" office:value-type="string" calcext:value-type="string">
            <text:p>Hawkeye Little Pilot</text:p>
          </table:table-cell>
          <table:table-cell office:value-type="string" calcext:value-type="string">
            <text:p>Banggood</text:p>
          </table:table-cell>
          <table:table-cell office:value-type="string" calcext:value-type="string">
            <text:p>https://www.banggood.com/Hawkeye-Little-Pilot-VR-All-in-one-5-Inches-True-Diversity-FPV-Monitor-800x480-5_8G-48CH-Dual-Receiver-Foldable-Goggles-for-RC-Drone-p-1499381.html?akmClientCountry=AU&amp;utm_campaign=5635792_1001216&amp;utm_content=1081&amp;p=CG24181822629201506N&amp;cur_warehouse=CN#jsReviewsWrap</text:p>
          </table:table-cell>
          <table:table-cell office:value-type="float" office:value="79.99" calcext:value-type="float">
            <text:p>79.9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formula="of:=PRODUCT([.E2];[.F2])" office:value-type="float" office:value="79.99" calcext:value-type="float">
            <text:p>79.99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table:style-name="Default"/>
          <table:table-cell office:value-type="string" calcext:value-type="string">
            <text:p>Banggood</text:p>
          </table:table-cell>
          <table:table-cell office:value-type="string" calcext:value-type="string">
            <text:p>https://www.banggood.com/FrSky-Taranis-X9-Lite-2_4GHz-24CH-ACCESS-ACCST-D16-Mode2-Classic-Form-Factor-Portable-Transmitter-for-RC-Drone-p-1469909.html?utm_campaign=5635792_1001216&amp;utm_content=1081&amp;p=CG24181822629201506N%E2%80%8C&amp;ID=2336279155&amp;cur_warehouse=CN</text:p>
          </table:table-cell>
          <table:table-cell office:value-type="float" office:value="97.99" calcext:value-type="float">
            <text:p>97.9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formula="of:=PRODUCT([.E3];[.F3])" office:value-type="float" office:value="97.99" calcext:value-type="float">
            <text:p>97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21:40:31.932000000</meta:creation-date>
    <dc:date>2020-07-11T21:56:26.231000000</dc:date>
    <meta:editing-duration>PT5M44S</meta:editing-duration>
    <meta:editing-cycles>1</meta:editing-cycles>
    <meta:document-statistic meta:table-count="1" meta:cell-count="20" meta:object-count="0"/>
    <meta:generator>LibreOffice/6.0.1.1$Windows_X86_64 LibreOffice_project/60bfb1526849283ce2491346ed2aa51c465abfe6</meta:generator>
  </office:meta>
</office:document-meta>
</file>